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0e99" officeooo:paragraph-rsid="00010e99"/>
    </style:style>
    <style:style style:name="P2" style:family="paragraph" style:parent-style-name="Text_20_body">
      <style:text-properties officeooo:rsid="00010e99" officeooo:paragraph-rsid="00010e99"/>
    </style:style>
    <style:style style:name="P3" style:family="paragraph" style:parent-style-name="Standard">
      <style:text-properties officeooo:rsid="00040136" officeooo:paragraph-rsid="00040136"/>
    </style:style>
    <style:style style:name="P4" style:family="paragraph" style:parent-style-name="Text_20_body">
      <style:text-properties officeooo:rsid="0004473f" officeooo:paragraph-rsid="0004473f"/>
    </style:style>
    <style:style style:name="P5" style:family="paragraph" style:parent-style-name="Standard">
      <style:text-properties officeooo:rsid="0004473f" officeooo:paragraph-rsid="0004473f"/>
    </style:style>
    <style:style style:name="P6" style:family="paragraph" style:parent-style-name="Text_20_body">
      <style:text-properties officeooo:rsid="00020250" officeooo:paragraph-rsid="00020250"/>
    </style:style>
    <style:style style:name="P7" style:family="paragraph" style:parent-style-name="Text_20_body">
      <style:text-properties officeooo:rsid="00020250" officeooo:paragraph-rsid="000ab928"/>
    </style:style>
    <style:style style:name="P8" style:family="paragraph" style:parent-style-name="Text_20_body">
      <style:text-properties officeooo:rsid="000ceeaa" officeooo:paragraph-rsid="000ceeaa"/>
    </style:style>
    <style:style style:name="P9" style:family="paragraph" style:parent-style-name="Standard">
      <style:text-properties officeooo:rsid="00101121" officeooo:paragraph-rsid="00101121"/>
    </style:style>
    <style:style style:name="P10" style:family="paragraph" style:parent-style-name="Text_20_body">
      <style:text-properties officeooo:rsid="000ec011" officeooo:paragraph-rsid="000ec011"/>
    </style:style>
    <style:style style:name="P11" style:family="paragraph" style:parent-style-name="Standard">
      <style:text-properties style:text-underline-style="none" officeooo:rsid="0009553f" officeooo:paragraph-rsid="0004473f"/>
    </style:style>
    <style:style style:name="P12" style:family="paragraph" style:parent-style-name="Heading_20_1">
      <style:text-properties officeooo:rsid="0012a30f" officeooo:paragraph-rsid="0012a30f"/>
    </style:style>
    <style:style style:name="P13" style:family="paragraph" style:parent-style-name="Heading_20_1">
      <style:text-properties officeooo:rsid="00010e99" officeooo:paragraph-rsid="00010e99"/>
    </style:style>
    <style:style style:name="P14" style:family="paragraph" style:parent-style-name="Heading_20_2">
      <style:text-properties fo:font-weight="normal" style:font-weight-asian="normal" style:font-weight-complex="normal"/>
    </style:style>
    <style:style style:name="P15" style:family="paragraph" style:parent-style-name="Heading_20_2">
      <style:text-properties officeooo:rsid="00148316" officeooo:paragraph-rsid="00148316"/>
    </style:style>
    <style:style style:name="P16" style:family="paragraph" style:parent-style-name="Heading_20_2">
      <style:text-properties officeooo:rsid="00148316" officeooo:paragraph-rsid="00162ce8"/>
    </style:style>
    <style:style style:name="P17" style:family="paragraph" style:parent-style-name="Heading_20_2">
      <style:text-properties officeooo:rsid="00010e99" officeooo:paragraph-rsid="0004473f"/>
    </style:style>
    <style:style style:name="P18" style:family="paragraph" style:parent-style-name="Heading_20_2">
      <style:text-properties officeooo:rsid="000ca595" officeooo:paragraph-rsid="000ca595"/>
    </style:style>
    <style:style style:name="P19" style:family="paragraph" style:parent-style-name="Text_20_body">
      <style:text-properties style:text-underline-style="none" fo:font-weight="normal" officeooo:rsid="00120459" officeooo:paragraph-rsid="00120459" style:font-weight-asian="normal" style:font-weight-complex="normal"/>
    </style:style>
    <style:style style:name="P20" style:family="paragraph" style:parent-style-name="Text_20_body">
      <style:text-properties style:text-underline-style="none" fo:font-weight="normal" officeooo:rsid="00148316" officeooo:paragraph-rsid="00148316" style:font-weight-asian="normal" style:font-weight-complex="normal"/>
    </style:style>
    <style:style style:name="P21" style:family="paragraph" style:parent-style-name="Text_20_body">
      <style:text-properties style:text-underline-style="none" fo:font-weight="normal" officeooo:rsid="00162ce8" officeooo:paragraph-rsid="00162ce8" style:font-weight-asian="normal" style:font-weight-complex="normal"/>
    </style:style>
    <style:style style:name="P22" style:family="paragraph" style:parent-style-name="Text_20_body">
      <style:text-properties officeooo:rsid="000ec011" officeooo:paragraph-rsid="000ec011"/>
    </style:style>
    <style:style style:name="P23" style:family="paragraph" style:parent-style-name="Text_20_body">
      <style:text-properties officeooo:rsid="0018aef9" officeooo:paragraph-rsid="0018aef9"/>
    </style:style>
    <style:style style:name="T1" style:family="text">
      <style:text-properties officeooo:rsid="00020250"/>
    </style:style>
    <style:style style:name="T2" style:family="text">
      <style:text-properties officeooo:rsid="0005b96a"/>
    </style:style>
    <style:style style:name="T3" style:family="text">
      <style:text-properties officeooo:rsid="00074a45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5b96a"/>
    </style:style>
    <style:style style:name="T6" style:family="text">
      <style:text-properties style:text-underline-style="none" officeooo:rsid="0008e119"/>
    </style:style>
    <style:style style:name="T7" style:family="text">
      <style:text-properties style:text-underline-style="none" officeooo:rsid="0009553f"/>
    </style:style>
    <style:style style:name="T8" style:family="text">
      <style:text-properties style:text-underline-style="none" officeooo:rsid="00120459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120459" style:font-weight-asian="normal" style:font-weight-complex="normal"/>
    </style:style>
    <style:style style:name="T11" style:family="text">
      <style:text-properties style:text-underline-style="none" fo:font-weight="normal" officeooo:rsid="00162ce8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ismo Sentido</text:p>
      <text:h text:style-name="Heading_20_1" text:outline-level="1">Descripción <text:s/>del proyecto</text:h>
      <text:p text:style-name="P1"/>
      <text:p text:style-name="P1">Se dispone un formulario para que cualquier ciudadano pueda llenarlo en linea cuando siente un temblor y asi poder obtener información muy valiosa sobre los sismos que afectan el territorio nacional.</text:p>
      <text:p text:style-name="P1"/>
      <text:p text:style-name="P1">Las preguntas que conforman el formulario están diseñadas siguiendo lineamientos científicos que permiten extraer datos técnicos relevantes por parte del SGC.</text:p>
      <text:p text:style-name="P1"/>
      <text:p text:style-name="P5">El sistema se ofrece mediante dos v<text:span text:style-name="T3">í</text:span>as de acceso: aplicación web y aplicación de celular <text:span text:style-name="T2">descargable desde </text:span><text:span text:style-name="T3">los</text:span><text:span text:style-name="T2"> store</text:span><text:span text:style-name="T3">s de </text:span><text:span text:style-name="T2"><text:s/>Android</text:span><text:span text:style-name="T5"> </text:span><text:span text:style-name="T6">y </text:span><text:span text:style-name="T7">Apple.</text:span></text:p>
      <text:p text:style-name="P11"/>
      <text:h text:style-name="P12" text:outline-level="1"><text:span text:style-name="T7">L</text:span><text:span text:style-name="T4">ineamientos institucionales</text:span></text:h>
      <text:h text:style-name="P14" text:outline-level="2"><text:span text:style-name="T8">Clasifica</text:span><text:span text:style-name="T7">ción del proyecto </text:span></text:h>
      <text:p text:style-name="P19">El sistema se cataloga como SIG.</text:p>
      <text:h text:style-name="P15" text:outline-level="2"><text:span text:style-name="T10">L</text:span><text:span text:style-name="T9">enguaje de programación </text:span><text:span text:style-name="T11">y licenciamiento</text:span></text:h>
      <text:p text:style-name="P20">Se utlizan React y Node que son lenguajes de alto nivel reconocidos ampliamente y que son parte del ecosistema de Google.</text:p>
      <text:p text:style-name="P21">El uso de estos lenguajes es gratuito y no requiere adquisición de licencias por parte del SGC.</text:p>
      <text:h text:style-name="P16" text:outline-level="2"><text:span text:style-name="T10">L</text:span><text:span text:style-name="T9">enguaje de programación </text:span><text:span text:style-name="T11">y licenciamiento</text:span></text:h>
      <text:h text:style-name="P13" text:outline-level="1">Diseño del sistema</text:h>
      <text:p text:style-name="P4">La aplicación web y la aplicación hacen uso de los mismos servicios REST para obtener y guardar información.</text:p>
      <text:p text:style-name="P8">Debido a que las aplicaciones en celular consumen los servicios REST, es necesario permitir acceso libre a estos.</text:p>
      <text:h text:style-name="Heading_20_2" text:outline-level="2">Aplicación Web</text:h>
      <text:h text:style-name="Heading_20_3" text:outline-level="3">Front end</text:h>
      <text:p text:style-name="P6">Esta capa se comunica con los servicios REST para obtener y enviar información.</text:p>
      <text:p text:style-name="P2">Desarrollado en React 17. <text:span text:style-name="T1">0</text:span></text:p>
      <text:p text:style-name="P10"><text:soft-page-break/>Expuesto mediante NGINX 1.20</text:p>
      <text:p text:style-name="P10">Servidor 172.25.1.199, puertos: a definir por administador del servidor, protocolo: HTTPS</text:p>
      <text:h text:style-name="P17" text:outline-level="2">Aplicación <text:span text:style-name="T3">para celular</text:span></text:h>
      <text:p text:style-name="P7">Esta capa se comunica con los servicios REST para obtener y enviar información.</text:p>
      <text:p text:style-name="P4">Desarrollada en <text:span text:style-name="T2">React-native 0.66</text:span></text:p>
      <text:h text:style-name="P18" text:outline-level="2">Capas comunes</text:h>
      <text:h text:style-name="Heading_20_3" text:outline-level="3">Servicios R<text:span text:style-name="T1">EST</text:span></text:h>
      <text:p text:style-name="P6">Esta capa se comunica con la base de datos institucional para obtener y enviar información.</text:p>
      <text:p text:style-name="P6">Desarrollados en NodeJS 14.15</text:p>
      <text:p text:style-name="P10">Expuesto mediante NGINX 1.20</text:p>
      <text:p text:style-name="P23">Actualmente se le esta pegando a:</text:p>
      <text:p text:style-name="P23"><text:a xlink:type="simple" xlink:href="https://sismosentido.sgc.gov.co/EvaluacionIntensidadesServlet?metodo=ultimosSismos" text:style-name="Internet_20_link" text:visited-style-name="Visited_20_Internet_20_Link">https://sismosentido.sgc.gov.co/EvaluacionIntensidadesServlet?metodo=ultimosSismos</text:a></text:p>
      <text:p text:style-name="P23">Pero la idea es pegarle a:</text:p>
      <text:p text:style-name="P10">Servidor 172.25.1.199, puertos: a definir por administador del servidor, protocolo: HTTPS</text:p>
      <text:h text:style-name="Heading_20_3" text:outline-level="3">Base de datos institucional</text:h>
      <text:p text:style-name="P3">Esta capa se comunica con los servicios REST para recibir y enviar información.</text:p>
      <text:p text:style-name="P3">Versión 11.2</text:p>
      <text:p text:style-name="P9">Esta capa no se expone al exterio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9T10:48:58.001000000</meta:creation-date>
    <dc:date>2022-03-10T15:40:13.264000000</dc:date>
    <meta:editing-duration>PT1H4M35S</meta:editing-duration>
    <meta:editing-cycles>18</meta:editing-cycles>
    <meta:generator>LibreOffice/7.2.4.1$Windows_X86_64 LibreOffice_project/27d75539669ac387bb498e35313b970b7fe9c4f9</meta:generator>
    <meta:document-statistic meta:table-count="0" meta:image-count="0" meta:object-count="0" meta:page-count="2" meta:paragraph-count="37" meta:word-count="312" meta:character-count="2096" meta:non-whitespace-character-count="1818"/>
  </office:meta>
</office:document-meta>
</file>